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4.50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ce1"/>
        <table:table-column table:style-name="co4" table:default-cell-style-name="ce1"/>
        <table:table-row table:style-name="ro3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hetrd</text:p>
          </table:table-cell>
          <table:table-cell office:value-type="string">
            <text:p>complex/chetrd.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hetrd</text:p>
          </table:table-cell>
          <table:table-cell office:value-type="string">
            <text:p>complex16/zhetrd.f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hbtrd</text:p>
          </table:table-cell>
          <table:table-cell office:value-type="string">
            <text:p>complex/chbtrd.f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hbtrd</text:p>
          </table:table-cell>
          <table:table-cell office:value-type="string">
            <text:p>complex16/zhbtrd.f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hptrd</text:p>
          </table:table-cell>
          <table:table-cell office:value-type="string">
            <text:p>complex/chptrd.f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hptrd</text:p>
          </table:table-cell>
          <table:table-cell office:value-type="string">
            <text:p>complex16/zhptrd.f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office:value-type="string">
            <text:p>sytrd</text:p>
          </table:table-cell>
          <table:table-cell office:value-type="string">
            <text:p>single/ssytrd.f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sytrd</text:p>
          </table:table-cell>
          <table:table-cell office:value-type="string">
            <text:p>double/dsytrd.f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sbtrd</text:p>
          </table:table-cell>
          <table:table-cell office:value-type="string">
            <text:p>single/ssbtrd.f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sbtrd</text:p>
          </table:table-cell>
          <table:table-cell office:value-type="string">
            <text:p>double/dsbtrd.f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</text:p>
          </table:table-cell>
          <table:table-cell office:value-type="string">
            <text:p>sptrd</text:p>
          </table:table-cell>
          <table:table-cell office:value-type="string">
            <text:p>single/ssptrd.f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sptrd</text:p>
          </table:table-cell>
          <table:table-cell office:value-type="string">
            <text:p>double/dsptrd.f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orgtr</text:p>
          </table:table-cell>
          <table:table-cell office:value-type="string">
            <text:p>single/sorgtr.f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orgtr</text:p>
          </table:table-cell>
          <table:table-cell office:value-type="string">
            <text:p>double/dorgtr.f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string">
            <text:p>opgtr</text:p>
          </table:table-cell>
          <table:table-cell office:value-type="string">
            <text:p>single/sopgtr.f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</text:p>
          </table:table-cell>
          <table:table-cell office:value-type="string">
            <text:p>opgtr</text:p>
          </table:table-cell>
          <table:table-cell office:value-type="string">
            <text:p>double/dopgtr.f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ungtr</text:p>
          </table:table-cell>
          <table:table-cell office:value-type="string">
            <text:p>complex/cungtr.f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z</text:p>
          </table:table-cell>
          <table:table-cell office:value-type="string">
            <text:p>ungtr</text:p>
          </table:table-cell>
          <table:table-cell office:value-type="string">
            <text:p>complex16/zungtr.f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upgtr</text:p>
          </table:table-cell>
          <table:table-cell office:value-type="string">
            <text:p>complex/cupgtr.f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upgtr</text:p>
          </table:table-cell>
          <table:table-cell office:value-type="string">
            <text:p>complex16/zupgtr.f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ormtr</text:p>
          </table:table-cell>
          <table:table-cell office:value-type="string">
            <text:p>single/sormtr.f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ormtr</text:p>
          </table:table-cell>
          <table:table-cell office:value-type="string">
            <text:p>double/dormtr.f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</text:p>
          </table:table-cell>
          <table:table-cell office:value-type="string">
            <text:p>opmtr</text:p>
          </table:table-cell>
          <table:table-cell office:value-type="string">
            <text:p>single/sopmtr.f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</text:p>
          </table:table-cell>
          <table:table-cell office:value-type="string">
            <text:p>opmtr</text:p>
          </table:table-cell>
          <table:table-cell office:value-type="string">
            <text:p>double/dopmtr.f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c</text:p>
          </table:table-cell>
          <table:table-cell office:value-type="string">
            <text:p>unmtr</text:p>
          </table:table-cell>
          <table:table-cell office:value-type="string">
            <text:p>complex/cunmtr.f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z</text:p>
          </table:table-cell>
          <table:table-cell office:value-type="string">
            <text:p>unmtr</text:p>
          </table:table-cell>
          <table:table-cell office:value-type="string">
            <text:p>complex16/zunmtr.f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upmtr</text:p>
          </table:table-cell>
          <table:table-cell office:value-type="string">
            <text:p>complex/cupmtr.f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upmtr</text:p>
          </table:table-cell>
          <table:table-cell office:value-type="string">
            <text:p>complex16/zupmtr.f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steqr</text:p>
          </table:table-cell>
          <table:table-cell office:value-type="string">
            <text:p>single/ssteqr.f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steqr</text:p>
          </table:table-cell>
          <table:table-cell office:value-type="string">
            <text:p>double/dsteqr.f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steqr</text:p>
          </table:table-cell>
          <table:table-cell office:value-type="string">
            <text:p>complex/csteqr.f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steqr</text:p>
          </table:table-cell>
          <table:table-cell office:value-type="string">
            <text:p>complex16/zsteqr.f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pteqr</text:p>
          </table:table-cell>
          <table:table-cell office:value-type="string">
            <text:p>single/spteqr.f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pteqr</text:p>
          </table:table-cell>
          <table:table-cell office:value-type="string">
            <text:p>double/dpteqr.f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pteqr</text:p>
          </table:table-cell>
          <table:table-cell office:value-type="string">
            <text:p>complex/cpteqr.f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pteqr</text:p>
          </table:table-cell>
          <table:table-cell office:value-type="string">
            <text:p>complex16/zpteqr.f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terf</text:p>
          </table:table-cell>
          <table:table-cell office:value-type="string">
            <text:p>single/ssterf.f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terf</text:p>
          </table:table-cell>
          <table:table-cell office:value-type="string">
            <text:p>double/dsterf.f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s</text:p>
          </table:table-cell>
          <table:table-cell office:value-type="string">
            <text:p>stedc</text:p>
          </table:table-cell>
          <table:table-cell office:value-type="string">
            <text:p>single/sstedc.f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d</text:p>
          </table:table-cell>
          <table:table-cell office:value-type="string">
            <text:p>stedc</text:p>
          </table:table-cell>
          <table:table-cell office:value-type="string">
            <text:p>double/dstedc.f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c</text:p>
          </table:table-cell>
          <table:table-cell office:value-type="string">
            <text:p>stedc</text:p>
          </table:table-cell>
          <table:table-cell office:value-type="string">
            <text:p>complex/cstedc.f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z</text:p>
          </table:table-cell>
          <table:table-cell office:value-type="string">
            <text:p>stedc</text:p>
          </table:table-cell>
          <table:table-cell office:value-type="string">
            <text:p>complex16/zstedc.f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s</text:p>
          </table:table-cell>
          <table:table-cell office:value-type="string">
            <text:p>stegr</text:p>
          </table:table-cell>
          <table:table-cell office:value-type="string">
            <text:p>single/sstegr.f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</text:p>
          </table:table-cell>
          <table:table-cell office:value-type="string">
            <text:p>stegr</text:p>
          </table:table-cell>
          <table:table-cell office:value-type="string">
            <text:p>double/dstegr.f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office:value-type="string">
            <text:p>stegr</text:p>
          </table:table-cell>
          <table:table-cell office:value-type="string">
            <text:p>complex/cstegr.f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z</text:p>
          </table:table-cell>
          <table:table-cell office:value-type="string">
            <text:p>stegr</text:p>
          </table:table-cell>
          <table:table-cell office:value-type="string">
            <text:p>complex16/zstegr.f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s</text:p>
          </table:table-cell>
          <table:table-cell office:value-type="string">
            <text:p>stebz</text:p>
          </table:table-cell>
          <table:table-cell office:value-type="string">
            <text:p>single/sstebz.f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d</text:p>
          </table:table-cell>
          <table:table-cell office:value-type="string">
            <text:p>stebz</text:p>
          </table:table-cell>
          <table:table-cell office:value-type="string">
            <text:p>double/dstebz.f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stein</text:p>
          </table:table-cell>
          <table:table-cell office:value-type="string">
            <text:p>single/sstein.f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stein</text:p>
          </table:table-cell>
          <table:table-cell office:value-type="string">
            <text:p>double/dstein.f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stein</text:p>
          </table:table-cell>
          <table:table-cell office:value-type="string">
            <text:p>complex/cstein.f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stein</text:p>
          </table:table-cell>
          <table:table-cell office:value-type="string">
            <text:p>complex16/zstein.f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s</text:p>
          </table:table-cell>
          <table:table-cell office:value-type="string">
            <text:p>disna</text:p>
          </table:table-cell>
          <table:table-cell office:value-type="string">
            <text:p>single/sdisna.f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disna</text:p>
          </table:table-cell>
          <table:table-cell office:value-type="string">
            <text:p>double/ddisna.f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s</text:p>
          </table:table-cell>
          <table:table-cell office:value-type="string">
            <text:p>gehrd</text:p>
          </table:table-cell>
          <table:table-cell office:value-type="string">
            <text:p>single/sgehrd.f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d</text:p>
          </table:table-cell>
          <table:table-cell office:value-type="string">
            <text:p>gehrd</text:p>
          </table:table-cell>
          <table:table-cell office:value-type="string">
            <text:p>double/dgehrd.f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c</text:p>
          </table:table-cell>
          <table:table-cell office:value-type="string">
            <text:p>gehrd</text:p>
          </table:table-cell>
          <table:table-cell office:value-type="string">
            <text:p>complex/cgehrd.f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z</text:p>
          </table:table-cell>
          <table:table-cell office:value-type="string">
            <text:p>gehrd</text:p>
          </table:table-cell>
          <table:table-cell office:value-type="string">
            <text:p>complex16/zgehrd.f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s</text:p>
          </table:table-cell>
          <table:table-cell office:value-type="string">
            <text:p>gebal</text:p>
          </table:table-cell>
          <table:table-cell office:value-type="string">
            <text:p>single/sgebal.f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gebal</text:p>
          </table:table-cell>
          <table:table-cell office:value-type="string">
            <text:p>double/dgebal.f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c</text:p>
          </table:table-cell>
          <table:table-cell office:value-type="string">
            <text:p>gebal</text:p>
          </table:table-cell>
          <table:table-cell office:value-type="string">
            <text:p>complex/cgebal.f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z</text:p>
          </table:table-cell>
          <table:table-cell office:value-type="string">
            <text:p>gebal</text:p>
          </table:table-cell>
          <table:table-cell office:value-type="string">
            <text:p>complex16/zgebal.f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s</text:p>
          </table:table-cell>
          <table:table-cell office:value-type="string">
            <text:p>gebak</text:p>
          </table:table-cell>
          <table:table-cell office:value-type="string">
            <text:p>single/sgebak.f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d</text:p>
          </table:table-cell>
          <table:table-cell office:value-type="string">
            <text:p>gebak</text:p>
          </table:table-cell>
          <table:table-cell office:value-type="string">
            <text:p>double/dgebak.f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office:value-type="string">
            <text:p>gebak</text:p>
          </table:table-cell>
          <table:table-cell office:value-type="string">
            <text:p>complex/cgebak.f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z</text:p>
          </table:table-cell>
          <table:table-cell office:value-type="string">
            <text:p>gebak</text:p>
          </table:table-cell>
          <table:table-cell office:value-type="string">
            <text:p>complex16/zgebak.f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s</text:p>
          </table:table-cell>
          <table:table-cell office:value-type="string">
            <text:p>orghr</text:p>
          </table:table-cell>
          <table:table-cell office:value-type="string">
            <text:p>single/sorghr.f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d</text:p>
          </table:table-cell>
          <table:table-cell office:value-type="string">
            <text:p>orghr</text:p>
          </table:table-cell>
          <table:table-cell office:value-type="string">
            <text:p>double/dorghr.f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office:value-type="string">
            <text:p>unghr</text:p>
          </table:table-cell>
          <table:table-cell office:value-type="string">
            <text:p>complex/cunghr.f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z</text:p>
          </table:table-cell>
          <table:table-cell office:value-type="string">
            <text:p>unghr</text:p>
          </table:table-cell>
          <table:table-cell office:value-type="string">
            <text:p>complex16/zunghr.f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s</text:p>
          </table:table-cell>
          <table:table-cell office:value-type="string">
            <text:p>ormhr</text:p>
          </table:table-cell>
          <table:table-cell office:value-type="string">
            <text:p>single/sormhr.f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d</text:p>
          </table:table-cell>
          <table:table-cell office:value-type="string">
            <text:p>ormhr</text:p>
          </table:table-cell>
          <table:table-cell office:value-type="string">
            <text:p>double/dormhr.f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c</text:p>
          </table:table-cell>
          <table:table-cell office:value-type="string">
            <text:p>unmhr</text:p>
          </table:table-cell>
          <table:table-cell office:value-type="string">
            <text:p>complex/cunmhr.f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z</text:p>
          </table:table-cell>
          <table:table-cell office:value-type="string">
            <text:p>unmhr</text:p>
          </table:table-cell>
          <table:table-cell office:value-type="string">
            <text:p>complex16/zunmhr.f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s</text:p>
          </table:table-cell>
          <table:table-cell office:value-type="string">
            <text:p>hseqr</text:p>
          </table:table-cell>
          <table:table-cell office:value-type="string">
            <text:p>single/shseqr.f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d</text:p>
          </table:table-cell>
          <table:table-cell office:value-type="string">
            <text:p>hseqr</text:p>
          </table:table-cell>
          <table:table-cell office:value-type="string">
            <text:p>double/dhseqr.f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c</text:p>
          </table:table-cell>
          <table:table-cell office:value-type="string">
            <text:p>hseqr</text:p>
          </table:table-cell>
          <table:table-cell office:value-type="string">
            <text:p>complex/chseqr.f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z</text:p>
          </table:table-cell>
          <table:table-cell office:value-type="string">
            <text:p>hseqr</text:p>
          </table:table-cell>
          <table:table-cell office:value-type="string">
            <text:p>complex16/zhseqr.f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</text:p>
          </table:table-cell>
          <table:table-cell office:value-type="string">
            <text:p>hsein</text:p>
          </table:table-cell>
          <table:table-cell office:value-type="string">
            <text:p>single/shsein.f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hsein</text:p>
          </table:table-cell>
          <table:table-cell office:value-type="string">
            <text:p>double/dhsein.f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c</text:p>
          </table:table-cell>
          <table:table-cell office:value-type="string">
            <text:p>hsein</text:p>
          </table:table-cell>
          <table:table-cell office:value-type="string">
            <text:p>complex/chsein.f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z</text:p>
          </table:table-cell>
          <table:table-cell office:value-type="string">
            <text:p>hsein</text:p>
          </table:table-cell>
          <table:table-cell office:value-type="string">
            <text:p>complex16/zhsein.f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s</text:p>
          </table:table-cell>
          <table:table-cell office:value-type="string">
            <text:p>trevc</text:p>
          </table:table-cell>
          <table:table-cell office:value-type="string">
            <text:p>single/strevc.f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trevc</text:p>
          </table:table-cell>
          <table:table-cell office:value-type="string">
            <text:p>double/dtrevc.f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c</text:p>
          </table:table-cell>
          <table:table-cell office:value-type="string">
            <text:p>trevc</text:p>
          </table:table-cell>
          <table:table-cell office:value-type="string">
            <text:p>complex/ctrevc.f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z</text:p>
          </table:table-cell>
          <table:table-cell office:value-type="string">
            <text:p>trevc</text:p>
          </table:table-cell>
          <table:table-cell office:value-type="string">
            <text:p>complex16/ztrevc.f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s</text:p>
          </table:table-cell>
          <table:table-cell office:value-type="string">
            <text:p>trexc</text:p>
          </table:table-cell>
          <table:table-cell office:value-type="string">
            <text:p>single/strexc.f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d</text:p>
          </table:table-cell>
          <table:table-cell office:value-type="string">
            <text:p>trexc</text:p>
          </table:table-cell>
          <table:table-cell office:value-type="string">
            <text:p>double/dtrexc.f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c</text:p>
          </table:table-cell>
          <table:table-cell office:value-type="string">
            <text:p>trexc</text:p>
          </table:table-cell>
          <table:table-cell office:value-type="string">
            <text:p>complex/ctrexc.f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z</text:p>
          </table:table-cell>
          <table:table-cell office:value-type="string">
            <text:p>trexc</text:p>
          </table:table-cell>
          <table:table-cell office:value-type="string">
            <text:p>complex16/ztrexc.f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s</text:p>
          </table:table-cell>
          <table:table-cell office:value-type="string">
            <text:p>trsyl</text:p>
          </table:table-cell>
          <table:table-cell office:value-type="string">
            <text:p>single/strsyl.f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d</text:p>
          </table:table-cell>
          <table:table-cell office:value-type="string">
            <text:p>trsyl</text:p>
          </table:table-cell>
          <table:table-cell office:value-type="string">
            <text:p>double/dtrsyl.f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c</text:p>
          </table:table-cell>
          <table:table-cell office:value-type="string">
            <text:p>trsyl</text:p>
          </table:table-cell>
          <table:table-cell office:value-type="string">
            <text:p>complex/ctrsyl.f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z</text:p>
          </table:table-cell>
          <table:table-cell office:value-type="string">
            <text:p>trsyl</text:p>
          </table:table-cell>
          <table:table-cell office:value-type="string">
            <text:p>complex16/ztrsyl.f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s</text:p>
          </table:table-cell>
          <table:table-cell office:value-type="string">
            <text:p>trsna</text:p>
          </table:table-cell>
          <table:table-cell office:value-type="string">
            <text:p>single/strsna.f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d</text:p>
          </table:table-cell>
          <table:table-cell office:value-type="string">
            <text:p>trsna</text:p>
          </table:table-cell>
          <table:table-cell office:value-type="string">
            <text:p>double/dtrsna.f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c</text:p>
          </table:table-cell>
          <table:table-cell office:value-type="string">
            <text:p>trsna</text:p>
          </table:table-cell>
          <table:table-cell office:value-type="string">
            <text:p>complex/ctrsna.f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z</text:p>
          </table:table-cell>
          <table:table-cell office:value-type="string">
            <text:p>trsna</text:p>
          </table:table-cell>
          <table:table-cell office:value-type="string">
            <text:p>complex16/ztrsna.f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s</text:p>
          </table:table-cell>
          <table:table-cell office:value-type="string">
            <text:p>trsen</text:p>
          </table:table-cell>
          <table:table-cell office:value-type="string">
            <text:p>single/strsen.f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trsen</text:p>
          </table:table-cell>
          <table:table-cell office:value-type="string">
            <text:p>double/dtrsen.f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c</text:p>
          </table:table-cell>
          <table:table-cell office:value-type="string">
            <text:p>trsen</text:p>
          </table:table-cell>
          <table:table-cell office:value-type="string">
            <text:p>complex/ctrsen.f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z</text:p>
          </table:table-cell>
          <table:table-cell office:value-type="string">
            <text:p>trsen</text:p>
          </table:table-cell>
          <table:table-cell office:value-type="string">
            <text:p>complex16/ztrsen.f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s</text:p>
          </table:table-cell>
          <table:table-cell office:value-type="string">
            <text:p>gebrd</text:p>
          </table:table-cell>
          <table:table-cell office:value-type="string">
            <text:p>single/sgebrd.f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d</text:p>
          </table:table-cell>
          <table:table-cell office:value-type="string">
            <text:p>gebrd</text:p>
          </table:table-cell>
          <table:table-cell office:value-type="string">
            <text:p>double/dgebrd.f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c</text:p>
          </table:table-cell>
          <table:table-cell office:value-type="string">
            <text:p>gebrd</text:p>
          </table:table-cell>
          <table:table-cell office:value-type="string">
            <text:p>complex/cgebrd.f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z</text:p>
          </table:table-cell>
          <table:table-cell office:value-type="string">
            <text:p>gebrd</text:p>
          </table:table-cell>
          <table:table-cell office:value-type="string">
            <text:p>complex16/zgebrd.f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</text:p>
          </table:table-cell>
          <table:table-cell office:value-type="string">
            <text:p>gbbrd</text:p>
          </table:table-cell>
          <table:table-cell office:value-type="string">
            <text:p>single/sgbbrd.f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d</text:p>
          </table:table-cell>
          <table:table-cell office:value-type="string">
            <text:p>gbbrd</text:p>
          </table:table-cell>
          <table:table-cell office:value-type="string">
            <text:p>double/dgbbrd.f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c</text:p>
          </table:table-cell>
          <table:table-cell office:value-type="string">
            <text:p>gbbrd</text:p>
          </table:table-cell>
          <table:table-cell office:value-type="string">
            <text:p>complex/cgbbrd.f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z</text:p>
          </table:table-cell>
          <table:table-cell office:value-type="string">
            <text:p>gbbrd</text:p>
          </table:table-cell>
          <table:table-cell office:value-type="string">
            <text:p>complex16/zgbbrd.f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s</text:p>
          </table:table-cell>
          <table:table-cell office:value-type="string">
            <text:p>orgbr</text:p>
          </table:table-cell>
          <table:table-cell office:value-type="string">
            <text:p>single/sorgbr.f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d</text:p>
          </table:table-cell>
          <table:table-cell office:value-type="string">
            <text:p>orgbr</text:p>
          </table:table-cell>
          <table:table-cell office:value-type="string">
            <text:p>double/dorgbr.f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c</text:p>
          </table:table-cell>
          <table:table-cell office:value-type="string">
            <text:p>ungbr</text:p>
          </table:table-cell>
          <table:table-cell office:value-type="string">
            <text:p>complex/cungbr.f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z</text:p>
          </table:table-cell>
          <table:table-cell office:value-type="string">
            <text:p>ungbr</text:p>
          </table:table-cell>
          <table:table-cell office:value-type="string">
            <text:p>complex16/zungbr.f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s</text:p>
          </table:table-cell>
          <table:table-cell office:value-type="string">
            <text:p>ormbr</text:p>
          </table:table-cell>
          <table:table-cell office:value-type="string">
            <text:p>single/sormbr.f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d</text:p>
          </table:table-cell>
          <table:table-cell office:value-type="string">
            <text:p>ormbr</text:p>
          </table:table-cell>
          <table:table-cell office:value-type="string">
            <text:p>double/dormbr.f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c</text:p>
          </table:table-cell>
          <table:table-cell office:value-type="string">
            <text:p>unmbr</text:p>
          </table:table-cell>
          <table:table-cell office:value-type="string">
            <text:p>complex/cunmbr.f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z</text:p>
          </table:table-cell>
          <table:table-cell office:value-type="string">
            <text:p>unmbr</text:p>
          </table:table-cell>
          <table:table-cell office:value-type="string">
            <text:p>complex16/zunmbr.f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s</text:p>
          </table:table-cell>
          <table:table-cell office:value-type="string">
            <text:p>gghrd</text:p>
          </table:table-cell>
          <table:table-cell office:value-type="string">
            <text:p>single/sgghrd.f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d</text:p>
          </table:table-cell>
          <table:table-cell office:value-type="string">
            <text:p>gghrd</text:p>
          </table:table-cell>
          <table:table-cell office:value-type="string">
            <text:p>double/dgghrd.f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c</text:p>
          </table:table-cell>
          <table:table-cell office:value-type="string">
            <text:p>gghrd</text:p>
          </table:table-cell>
          <table:table-cell office:value-type="string">
            <text:p>complex/cgghrd.f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z</text:p>
          </table:table-cell>
          <table:table-cell office:value-type="string">
            <text:p>gghrd</text:p>
          </table:table-cell>
          <table:table-cell office:value-type="string">
            <text:p>complex16/zgghrd.f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s</text:p>
          </table:table-cell>
          <table:table-cell office:value-type="string">
            <text:p>ggbal</text:p>
          </table:table-cell>
          <table:table-cell office:value-type="string">
            <text:p>single/sggbal.f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d</text:p>
          </table:table-cell>
          <table:table-cell office:value-type="string">
            <text:p>ggbal</text:p>
          </table:table-cell>
          <table:table-cell office:value-type="string">
            <text:p>double/dggbal.f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c</text:p>
          </table:table-cell>
          <table:table-cell office:value-type="string">
            <text:p>ggbal</text:p>
          </table:table-cell>
          <table:table-cell office:value-type="string">
            <text:p>complex/cggbal.f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z</text:p>
          </table:table-cell>
          <table:table-cell office:value-type="string">
            <text:p>ggbal</text:p>
          </table:table-cell>
          <table:table-cell office:value-type="string">
            <text:p>complex16/zggbal.f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</text:p>
          </table:table-cell>
          <table:table-cell office:value-type="string">
            <text:p>ggbak</text:p>
          </table:table-cell>
          <table:table-cell office:value-type="string">
            <text:p>single/sggbak.f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ggbak</text:p>
          </table:table-cell>
          <table:table-cell office:value-type="string">
            <text:p>double/dggbak.f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c</text:p>
          </table:table-cell>
          <table:table-cell office:value-type="string">
            <text:p>ggbak</text:p>
          </table:table-cell>
          <table:table-cell office:value-type="string">
            <text:p>complex/cggbak.f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z</text:p>
          </table:table-cell>
          <table:table-cell office:value-type="string">
            <text:p>ggbak</text:p>
          </table:table-cell>
          <table:table-cell office:value-type="string">
            <text:p>complex16/zggbak.f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s</text:p>
          </table:table-cell>
          <table:table-cell office:value-type="string">
            <text:p>hgeqz</text:p>
          </table:table-cell>
          <table:table-cell office:value-type="string">
            <text:p>single/shgeqz.f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d</text:p>
          </table:table-cell>
          <table:table-cell office:value-type="string">
            <text:p>hgeqz</text:p>
          </table:table-cell>
          <table:table-cell office:value-type="string">
            <text:p>double/dhgeqz.f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c</text:p>
          </table:table-cell>
          <table:table-cell office:value-type="string">
            <text:p>hgeqz</text:p>
          </table:table-cell>
          <table:table-cell office:value-type="string">
            <text:p>complex/chgeqz.f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z</text:p>
          </table:table-cell>
          <table:table-cell office:value-type="string">
            <text:p>hgeqz</text:p>
          </table:table-cell>
          <table:table-cell office:value-type="string">
            <text:p>complex16/zhgeqz.f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s</text:p>
          </table:table-cell>
          <table:table-cell office:value-type="string">
            <text:p>tgevc</text:p>
          </table:table-cell>
          <table:table-cell office:value-type="string">
            <text:p>single/stgevc.f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d</text:p>
          </table:table-cell>
          <table:table-cell office:value-type="string">
            <text:p>tgevc</text:p>
          </table:table-cell>
          <table:table-cell office:value-type="string">
            <text:p>double/dtgevc.f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c</text:p>
          </table:table-cell>
          <table:table-cell office:value-type="string">
            <text:p>tgevc</text:p>
          </table:table-cell>
          <table:table-cell office:value-type="string">
            <text:p>complex/ctgevc.f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z</text:p>
          </table:table-cell>
          <table:table-cell office:value-type="string">
            <text:p>tgevc</text:p>
          </table:table-cell>
          <table:table-cell office:value-type="string">
            <text:p>complex16/ztgevc.f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s</text:p>
          </table:table-cell>
          <table:table-cell office:value-type="string">
            <text:p>tgexc</text:p>
          </table:table-cell>
          <table:table-cell office:value-type="string">
            <text:p>single/stgexc.f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d</text:p>
          </table:table-cell>
          <table:table-cell office:value-type="string">
            <text:p>tgexc</text:p>
          </table:table-cell>
          <table:table-cell office:value-type="string">
            <text:p>double/dtgexc.f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c</text:p>
          </table:table-cell>
          <table:table-cell office:value-type="string">
            <text:p>tgexc</text:p>
          </table:table-cell>
          <table:table-cell office:value-type="string">
            <text:p>complex/ctgexc.f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z</text:p>
          </table:table-cell>
          <table:table-cell office:value-type="string">
            <text:p>tgexc</text:p>
          </table:table-cell>
          <table:table-cell office:value-type="string">
            <text:p>complex16/ztgexc.f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s</text:p>
          </table:table-cell>
          <table:table-cell office:value-type="string">
            <text:p>tgsyl</text:p>
          </table:table-cell>
          <table:table-cell office:value-type="string">
            <text:p>single/stgsyl.f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d</text:p>
          </table:table-cell>
          <table:table-cell office:value-type="string">
            <text:p>tgsyl</text:p>
          </table:table-cell>
          <table:table-cell office:value-type="string">
            <text:p>double/dtgsyl.f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c</text:p>
          </table:table-cell>
          <table:table-cell office:value-type="string">
            <text:p>tgsyl</text:p>
          </table:table-cell>
          <table:table-cell office:value-type="string">
            <text:p>complex/ctgsyl.f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z</text:p>
          </table:table-cell>
          <table:table-cell office:value-type="string">
            <text:p>tgsyl</text:p>
          </table:table-cell>
          <table:table-cell office:value-type="string">
            <text:p>complex16/ztgsyl.f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s</text:p>
          </table:table-cell>
          <table:table-cell office:value-type="string">
            <text:p>tgsna</text:p>
          </table:table-cell>
          <table:table-cell office:value-type="string">
            <text:p>single/stgsna.f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d</text:p>
          </table:table-cell>
          <table:table-cell office:value-type="string">
            <text:p>tgsna</text:p>
          </table:table-cell>
          <table:table-cell office:value-type="string">
            <text:p>double/dtgsna.f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c</text:p>
          </table:table-cell>
          <table:table-cell office:value-type="string">
            <text:p>tgsna</text:p>
          </table:table-cell>
          <table:table-cell office:value-type="string">
            <text:p>complex/ctgsna.f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z</text:p>
          </table:table-cell>
          <table:table-cell office:value-type="string">
            <text:p>tgsna</text:p>
          </table:table-cell>
          <table:table-cell office:value-type="string">
            <text:p>complex16/ztgsna.f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single/stgsen.f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double/dtgsen.f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complex/ctgsen.f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complex16/ztgsen.f</text:p>
          </table:table-cell>
        </table:table-row>
        <table:table-row table:style-name="ro3" table:number-rows-repeated="104842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10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8-24T15:26:44</meta:creation-date>
    <dc:date>2011-08-25T10:37:52</dc:date>
    <dc:creator>Sa-Lin Bernstein</dc:creator>
    <meta:editing-duration>PT00H15M13S</meta:editing-duration>
    <meta:editing-cycles>4</meta:editing-cycles>
    <meta:generator>OpenOffice.org/3.2$Unix OpenOffice.org_project/320m12$Build-9483</meta:generator>
    <meta:document-statistic meta:table-count="3" meta:cell-count="616" meta:object-count="0"/>
  </office:meta>
</office:document-meta>
</file>